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fo:padding="0in" fo:border="none"/>
    </style:style>
    <style:style style:name="P2"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3" style:family="paragraph" style:parent-style-name="Text_20_body" style:list-style-name="L1">
      <style:paragraph-properties fo:margin-left="0in" fo:margin-right="0in" fo:text-indent="0in" style:auto-text-indent="false" fo:padding="0in" fo:border="none"/>
    </style:style>
    <style:style style:name="P4"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5" style:family="paragraph" style:parent-style-name="Text_20_body" style:list-style-name="L2">
      <style:paragraph-properties fo:margin-left="0in" fo:margin-right="0in" fo:text-indent="0in" style:auto-text-indent="false" fo:padding="0in" fo:border="none"/>
    </style:style>
    <style:style style:name="P6"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7" style:family="paragraph" style:parent-style-name="Text_20_body" style:list-style-name="L3">
      <style:paragraph-properties fo:margin-left="0in" fo:margin-right="0in" fo:text-indent="0in" style:auto-text-indent="false" fo:padding="0in" fo:border="none"/>
      <style:text-properties officeooo:paragraph-rsid="000e5f3f"/>
    </style:style>
    <style:style style:name="P8"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9" style:family="paragraph" style:parent-style-name="Text_20_body" style:list-style-name="L4">
      <style:paragraph-properties fo:margin-left="0in" fo:margin-right="0in" fo:text-indent="0in" style:auto-text-indent="false" fo:padding="0in" fo:border="none"/>
    </style:style>
    <style:style style:name="P10"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11" style:family="paragraph" style:parent-style-name="Text_20_body" style:list-style-name="L5">
      <style:paragraph-properties fo:margin-left="0in" fo:margin-right="0in" fo:text-indent="0in" style:auto-text-indent="false" fo:padding="0in" fo:border="none"/>
    </style:style>
    <style:style style:name="P12"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6">
      <style:paragraph-properties fo:margin-left="0in" fo:margin-right="0in" fo:text-indent="0in" style:auto-text-indent="false" fo:padding="0in" fo:border="none"/>
    </style:style>
    <style:style style:name="P14" style:family="paragraph" style:parent-style-name="Text_20_body" style:list-style-name="L7">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7">
      <style:paragraph-properties fo:margin-left="0in" fo:margin-right="0in" fo:text-indent="0in" style:auto-text-indent="false" fo:padding="0in" fo:border="none"/>
    </style:style>
    <style:style style:name="P16" style:family="paragraph" style:parent-style-name="Text_20_body" style:list-style-name="L8">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8">
      <style:paragraph-properties fo:margin-left="0in" fo:margin-right="0in" fo:text-indent="0in" style:auto-text-indent="false" fo:padding="0in" fo:border="none"/>
    </style:style>
    <style:style style:name="P18" style:family="paragraph" style:parent-style-name="Text_20_body">
      <style:paragraph-properties fo:margin-left="0in" fo:margin-right="0in" fo:text-align="center" style:justify-single-word="false" fo:text-indent="0in" style:auto-text-indent="false" fo:padding="0in" fo:border="none"/>
      <style:text-properties fo:font-size="13pt" fo:font-weight="bold" officeooo:paragraph-rsid="000e5f3f" style:font-size-asian="13pt" style:font-weight-asian="bold" style:font-size-complex="13pt" style:font-weight-complex="bold"/>
    </style:style>
    <style:style style:name="P19" style:family="paragraph" style:parent-style-name="Text_20_body">
      <style:paragraph-properties fo:margin-left="0in" fo:margin-right="0in" fo:text-align="start" style:justify-single-word="false" fo:text-indent="0in" style:auto-text-indent="false" fo:padding="0in" fo:border="none"/>
      <style:text-properties fo:font-size="13pt" fo:font-weight="normal" officeooo:paragraph-rsid="000e5f3f" style:font-size-asian="13pt" style:font-weight-asian="normal" style:font-size-complex="13pt" style:font-weight-complex="normal"/>
    </style:style>
    <style:style style:name="P20" style:family="paragraph" style:parent-style-name="Text_20_body">
      <style:paragraph-properties fo:margin-left="0in" fo:margin-right="0in" fo:text-indent="0in" style:auto-text-indent="false" fo:padding="0in" fo:border="none"/>
    </style:style>
    <style:style style:name="P21" style:family="paragraph" style:parent-style-name="Text_20_body" style:list-style-name="L9">
      <style:paragraph-properties fo:margin-left="0in" fo:margin-right="0in" fo:margin-top="0in" fo:margin-bottom="0in" style:contextual-spacing="false" fo:text-indent="0in" style:auto-text-indent="false" fo:padding="0in" fo:border="none"/>
    </style:style>
    <style:style style:name="P22" style:family="paragraph" style:parent-style-name="Text_20_body" style:list-style-name="L9">
      <style:paragraph-properties fo:margin-left="0in" fo:margin-right="0in" fo:text-indent="0in" style:auto-text-indent="false" fo:padding="0in" fo:border="none"/>
    </style:style>
    <style:style style:name="P23" style:family="paragraph" style:parent-style-name="Text_20_body" style:list-style-name="L10">
      <style:paragraph-properties fo:margin-left="0in" fo:margin-right="0in" fo:margin-top="0in" fo:margin-bottom="0in" style:contextual-spacing="false" fo:text-indent="0in" style:auto-text-indent="false" fo:padding="0in" fo:border="none"/>
    </style:style>
    <style:style style:name="P24" style:family="paragraph" style:parent-style-name="Text_20_body" style:list-style-name="L10">
      <style:paragraph-properties fo:margin-left="0in" fo:margin-right="0in" fo:text-indent="0in" style:auto-text-indent="false" fo:padding="0in" fo:border="none"/>
    </style:style>
    <style:style style:name="T1" style:family="text">
      <style:text-properties loext:padding="0in" loext:border="none"/>
    </style:style>
    <style:style style:name="T2" style:family="text">
      <style:text-properties fo:font-size="13pt" fo:font-weight="bold" officeooo:rsid="000e5f3f" style:font-size-asian="13pt" style:font-weight-asian="bold" style:font-size-complex="13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ractical No 1</text:p>
      <text:p text:style-name="Text_20_body">This code compares the performance of two algorithms for calculating the sum of natural numbers from 1 to `n`. </text:p>
      <text:p text:style-name="Text_20_body">The first algorithm (`sumAlgorithm1`) uses a loop to iterate from 1 to `n` and sum the numbers. This approach has a time complexity of O(n), meaning the execution time increases linearly with the size of the input.</text:p>
      <text:p text:style-name="Text_20_body">The second algorithm (`sumAlgorithm2`) uses the mathematical formula `n * (n + 1) / 2` to calculate the sum directly. This approach has a time complexity of O(1), meaning the execution time remains constant regardless of the size of the input.</text:p>
      <text:p text:style-name="Text_20_body">The code measures the execution time of each algorithm for different input values (`n`) ranging from 1 to 250,000 in increments of 50,000. This allows for a comparison of how the execution time changes as the input size increases.</text:p>
      <text:p text:style-name="Text_20_body">It then plots a graph using matplotlib to visualize the time complexity comparison between the two algorithms. The x-axis represents the input size (`n`), and the y-axis represents the execution time. The graph shows how the execution time of the loop-based algorithm increases linearly with the input size, while the execution time of the formula-based algorithm remains relatively constant.</text:p>
      <text:p text:style-name="Text_20_body">The plot provides a clear visualization of the performance difference between the two algorithms, demonstrating the advantage of using a more efficient algorithm for large inputs.</text:p>
      <text:p text:style-name="Subtitle">Practical No 2</text:p>
      <text:p text:style-name="P1"><text:span text:style-name="Strong_20_Emphasis"><text:span text:style-name="T1">Node Class</text:span></text:span></text:p>
      <text:p text:style-name="P1">The <text:span text:style-name="Source_20_Text"><text:span text:style-name="T1">Node</text:span></text:span> class represents an individual node in the linked list. It has two attributes: <text:span text:style-name="Source_20_Text"><text:span text:style-name="T1">data</text:span></text:span> and <text:span text:style-name="Source_20_Text"><text:span text:style-name="T1">nextNode</text:span></text:span>. The class has methods to get and set the data and next node.</text:p>
      <text:p text:style-name="P1"><text:span text:style-name="Strong_20_Emphasis"><text:span text:style-name="T1">LinkedList Class</text:span></text:span></text:p>
      <text:p text:style-name="P1">The <text:span text:style-name="Source_20_Text"><text:span text:style-name="T1">LinkedList</text:span></text:span> class represents the entire linked list. It has several methods:</text:p>
      <text:list text:style-name="L1">
        <text:list-item>
          <text:p text:style-name="P2"><text:span text:style-name="Source_20_Text"><text:span text:style-name="T1">addNode(data)</text:span></text:span>: adds a new node with the given data to the beginning of the list.</text:p>
        </text:list-item>
        <text:list-item>
          <text:p text:style-name="P2"><text:span text:style-name="Source_20_Text"><text:span text:style-name="T1">addNodeAtPos(data, pos)</text:span></text:span>: adds a new node with the given data at the specified position in the list.</text:p>
        </text:list-item>
        <text:list-item>
          <text:p text:style-name="P2"><text:span text:style-name="Source_20_Text"><text:span text:style-name="T1">printNode()</text:span></text:span>: prints the values of all nodes in the list.</text:p>
        </text:list-item>
        <text:list-item>
          <text:p text:style-name="P2"><text:span text:style-name="Source_20_Text"><text:span text:style-name="T1">deleteNode(key)</text:span></text:span>: removes the node with the given key from the list.</text:p>
        </text:list-item>
        <text:list-item>
          <text:p text:style-name="P2"><text:span text:style-name="Source_20_Text"><text:span text:style-name="T1">maximum()</text:span></text:span>: returns the maximum value in the list.</text:p>
        </text:list-item>
        <text:list-item>
          <text:p text:style-name="P3"><text:span text:style-name="Source_20_Text"><text:span text:style-name="T1">minimum()</text:span></text:span>: returns the minimum value in the list.</text:p>
        </text:list-item>
      </text:list>
      <text:p text:style-name="P1"><text:span text:style-name="Strong_20_Emphasis"><text:span text:style-name="T1">Key Methods</text:span></text:span></text:p>
      <text:list text:style-name="L2">
        <text:list-item>
          <text:p text:style-name="P4"><text:span text:style-name="Source_20_Text"><text:span text:style-name="T1">addNode(data)</text:span></text:span>: creates a new node with the given data and sets its next node to the current head of the list. It then sets the head of the list to the new node.</text:p>
        </text:list-item>
        <text:list-item>
          <text:p text:style-name="P4"><text:soft-page-break/><text:span text:style-name="Source_20_Text"><text:span text:style-name="T1">addNodeAtPos(data, pos)</text:span></text:span>: traverses the list to find the node at the specified position and inserts the new node there.</text:p>
        </text:list-item>
        <text:list-item>
          <text:p text:style-name="P5"><text:span text:style-name="Source_20_Text"><text:span text:style-name="T1">deleteNode(key)</text:span></text:span>: traverses the list to find the node with the matching key and removes it from the list.</text:p>
        </text:list-item>
      </text:list>
      <text:p text:style-name="P1"><text:span text:style-name="Strong_20_Emphasis"><text:span text:style-name="T1">Other Methods</text:span></text:span></text:p>
      <text:list text:style-name="L3">
        <text:list-item>
          <text:p text:style-name="P6"><text:span text:style-name="Source_20_Text"><text:span text:style-name="T1">printNode()</text:span></text:span>: prints the values of all nodes in the list by traversing the list from the head node.</text:p>
        </text:list-item>
        <text:list-item>
          <text:p text:style-name="P7"><text:span text:style-name="Source_20_Text"><text:span text:style-name="T1">maximum()</text:span></text:span> and <text:span text:style-name="Source_20_Text"><text:span text:style-name="T1">minimum()</text:span></text:span>: traverse the list to find the maximum and minimum values, respectively.</text:p>
        </text:list-item>
      </text:list>
      <text:p text:style-name="P18">Company Linked List</text:p>
      <text:p text:style-name="P19">This code defines a simple linked list data structure in Python, specifically designed to store customer-salesman relationships. The linked list consists of nodes, each representing a customer-salesman pair.</text:p>
      <text:p text:style-name="P1">The code defines two classes: <text:span text:style-name="Source_20_Text"><text:span text:style-name="T1">Node</text:span></text:span> and <text:span text:style-name="Source_20_Text"><text:span text:style-name="T1">LinkedList</text:span></text:span>.</text:p>
      <text:list text:style-name="L9">
        <text:list-item>
          <text:p text:style-name="P21">The <text:span text:style-name="Source_20_Text"><text:span text:style-name="T1">Node</text:span></text:span> class represents a single customer-salesman pair, with attributes for the customer's name, salesman's name, and a reference to the next node in the list.</text:p>
        </text:list-item>
        <text:list-item>
          <text:p text:style-name="P22">The <text:span text:style-name="Source_20_Text"><text:span text:style-name="T1">LinkedList</text:span></text:span> class represents the entire list of customer-salesman pairs, with methods to add, delete, and search for nodes.</text:p>
        </text:list-item>
      </text:list>
      <text:p text:style-name="P1">The <text:span text:style-name="Source_20_Text"><text:span text:style-name="T1">LinkedList</text:span></text:span> class has several methods:</text:p>
      <text:list text:style-name="L10">
        <text:list-item>
          <text:p text:style-name="P23"><text:span text:style-name="Source_20_Text"><text:span text:style-name="T1">addCustomer</text:span></text:span>: adds a new customer-salesman pair to the beginning of the list.</text:p>
        </text:list-item>
        <text:list-item>
          <text:p text:style-name="P23"><text:span text:style-name="Source_20_Text"><text:span text:style-name="T1">addCustomerAtPos</text:span></text:span>: adds a new customer-salesman pair at a specific position in the list.</text:p>
        </text:list-item>
        <text:list-item>
          <text:p text:style-name="P23"><text:span text:style-name="Source_20_Text"><text:span text:style-name="T1">printCustomer</text:span></text:span>: prints all customer-salesman pairs in the list.</text:p>
        </text:list-item>
        <text:list-item>
          <text:p text:style-name="P23"><text:span text:style-name="Source_20_Text"><text:span text:style-name="T1">deleteCustomer</text:span></text:span>: deletes a customer-salesman pair by customer name.</text:p>
        </text:list-item>
        <text:list-item>
          <text:p text:style-name="P23"><text:span text:style-name="Source_20_Text"><text:span text:style-name="T1">customerBySalesman</text:span></text:span>: finds all customers associated with a given salesman.</text:p>
        </text:list-item>
        <text:list-item>
          <text:p text:style-name="P24"><text:span text:style-name="Source_20_Text"><text:span text:style-name="T1">salesmanrByCustomer</text:span></text:span>: finds the salesman associated with a given customer.</text:p>
        </text:list-item>
      </text:list>
      <text:p text:style-name="P1">The code then creates a linked list, adds some customer-salesman pairs, and demonstrates these methods by printing all customers, finding customers by salesman, and finding the salesman by customer.</text:p>
      <text:p text:style-name="Subtitle">Practical No 3</text:p>
      <text:p text:style-name="P1">This code defines a <text:span text:style-name="Source_20_Text"><text:span text:style-name="T1">Ring</text:span></text:span> class, which represents a circular data structure. The class has methods to:</text:p>
      <text:list text:style-name="L4">
        <text:list-item>
          <text:p text:style-name="P8">Initialize the ring with a list of data, ensuring that it has at least one element</text:p>
        </text:list-item>
        <text:list-item>
          <text:p text:style-name="P8">Get the length of the ring</text:p>
        </text:list-item>
        <text:list-item>
          <text:p text:style-name="P8">Access elements by index using <text:span text:style-name="Source_20_Text"><text:span text:style-name="T1">getItem</text:span></text:span></text:p>
        </text:list-item>
        <text:list-item>
          <text:p text:style-name="P8">Rotate the ring by moving the last element to the first position using <text:span text:style-name="Source_20_Text"><text:span text:style-name="T1">turn</text:span></text:span></text:p>
        </text:list-item>
        <text:list-item>
          <text:p text:style-name="P8">Get the first and last elements of the ring using <text:span text:style-name="Source_20_Text"><text:span text:style-name="T1">first</text:span></text:span> and <text:span text:style-name="Source_20_Text"><text:span text:style-name="T1">last</text:span></text:span></text:p>
        </text:list-item>
        <text:list-item>
          <text:p text:style-name="P8"><text:soft-page-break/>Add new elements to the end of the ring using <text:span text:style-name="Source_20_Text"><text:span text:style-name="T1">add</text:span></text:span></text:p>
        </text:list-item>
        <text:list-item>
          <text:p text:style-name="P9">Remove elements by index using <text:span text:style-name="Source_20_Text"><text:span text:style-name="T1">remove</text:span></text:span></text:p>
        </text:list-item>
      </text:list>
      <text:p text:style-name="P1">The code then creates a <text:span text:style-name="Source_20_Text"><text:span text:style-name="T1">Ring</text:span></text:span> instance with a list of names and demonstrates these methods by printing the ring's representation, accessing elements, rotating the ring, adding and removing elements, and printing the results after each operation.</text:p>
      <text:p text:style-name="Subtitle">Practical No 4</text:p>
      <text:p text:style-name="P1">This code snippet implements a doubly linked list data structure in Python. A doubly linked list is a type of linked list where each node has two pointers, one pointing to the next node and one pointing to the previous node. This allows for efficient insertion and deletion of nodes at any position in the list.</text:p>
      <text:p text:style-name="P1">The code defines two classes: <text:span text:style-name="Source_20_Text"><text:span text:style-name="T1">Node</text:span></text:span> and <text:span text:style-name="Source_20_Text"><text:span text:style-name="T1">DoubleLinkedList</text:span></text:span>. The <text:span text:style-name="Source_20_Text"><text:span text:style-name="T1">Node</text:span></text:span> class represents a single node in the linked list, with attributes <text:span text:style-name="Source_20_Text"><text:span text:style-name="T1">data</text:span></text:span>, <text:span text:style-name="Source_20_Text"><text:span text:style-name="T1">nextNode</text:span></text:span>, and <text:span text:style-name="Source_20_Text"><text:span text:style-name="T1">prevNode</text:span></text:span>. The <text:span text:style-name="Source_20_Text"><text:span text:style-name="T1">data</text:span></text:span> attribute stores the value of the node, while the <text:span text:style-name="Source_20_Text"><text:span text:style-name="T1">nextNode</text:span></text:span> and <text:span text:style-name="Source_20_Text"><text:span text:style-name="T1">prevNode</text:span></text:span> attributes point to the next and previous nodes in the list, respectively.</text:p>
      <text:p text:style-name="P1">The <text:span text:style-name="Source_20_Text"><text:span text:style-name="T1">DoubleLinkedList</text:span></text:span> class represents the entire linked list, with methods for inserting, deleting, and printing nodes. The class has the following attributes:</text:p>
      <text:list text:style-name="L5">
        <text:list-item>
          <text:p text:style-name="P10"><text:span text:style-name="Source_20_Text"><text:span text:style-name="T1">head</text:span></text:span>: a pointer to the first node in the list</text:p>
        </text:list-item>
        <text:list-item>
          <text:p text:style-name="P11"><text:span text:style-name="Source_20_Text"><text:span text:style-name="T1">tail</text:span></text:span>: a pointer to the last node in the list</text:p>
        </text:list-item>
      </text:list>
      <text:p text:style-name="P1">The <text:span text:style-name="Source_20_Text"><text:span text:style-name="T1">DoubleLinkedList</text:span></text:span> class has the following methods:</text:p>
      <text:list text:style-name="L6">
        <text:list-item>
          <text:p text:style-name="P12"><text:span text:style-name="Source_20_Text"><text:span text:style-name="T1">push</text:span></text:span>: inserts a new node at the beginning of the list. This method creates a new node with the given data and sets its <text:span text:style-name="Source_20_Text"><text:span text:style-name="T1">nextNode</text:span></text:span> attribute to the current <text:span text:style-name="Source_20_Text"><text:span text:style-name="T1">head</text:span></text:span> of the list. It then updates the <text:span text:style-name="Source_20_Text"><text:span text:style-name="T1">head</text:span></text:span> attribute to point to the new node.</text:p>
        </text:list-item>
        <text:list-item>
          <text:p text:style-name="P12"><text:span text:style-name="Source_20_Text"><text:span text:style-name="T1">insertBefore</text:span></text:span> and <text:span text:style-name="Source_20_Text"><text:span text:style-name="T1">insertAfter</text:span></text:span>: insert a new node before or after a specified node. These methods find the target node using the <text:span text:style-name="Source_20_Text"><text:span text:style-name="T1">grab</text:span></text:span> method, which searches for a node with a given key. They then create a new node with the given data and update the <text:span text:style-name="Source_20_Text"><text:span text:style-name="T1">nextNode</text:span></text:span> and <text:span text:style-name="Source_20_Text"><text:span text:style-name="T1">prevNode</text:span></text:span> attributes of the surrounding nodes to point to the new node.</text:p>
        </text:list-item>
        <text:list-item>
          <text:p text:style-name="P12"><text:span text:style-name="Source_20_Text"><text:span text:style-name="T1">append</text:span></text:span>: inserts a new node at the end of the list. This method creates a new node with the given data and sets its <text:span text:style-name="Source_20_Text"><text:span text:style-name="T1">prevNode</text:span></text:span> attribute to the current <text:span text:style-name="Source_20_Text"><text:span text:style-name="T1">tail</text:span></text:span> of the list. It then updates the <text:span text:style-name="Source_20_Text"><text:span text:style-name="T1">tail</text:span></text:span> attribute to point to the new node.</text:p>
        </text:list-item>
        <text:list-item>
          <text:p text:style-name="P12"><text:span text:style-name="Source_20_Text"><text:span text:style-name="T1">printList</text:span></text:span>: prints the nodes in the list in forward order. This method starts at the <text:span text:style-name="Source_20_Text"><text:span text:style-name="T1">head</text:span></text:span> of the list and prints the <text:span text:style-name="Source_20_Text"><text:span text:style-name="T1">data</text:span></text:span> attribute of each node, following the <text:span text:style-name="Source_20_Text"><text:span text:style-name="T1">nextNode</text:span></text:span> pointers to traverse the list.</text:p>
        </text:list-item>
        <text:list-item>
          <text:p text:style-name="P12"><text:span text:style-name="Source_20_Text"><text:span text:style-name="T1">printReverse</text:span></text:span>: prints the nodes in the list in reverse order. This method starts at the <text:span text:style-name="Source_20_Text"><text:span text:style-name="T1">tail</text:span></text:span> of the list and prints the <text:span text:style-name="Source_20_Text"><text:span text:style-name="T1">data</text:span></text:span> attribute of each node, following the <text:span text:style-name="Source_20_Text"><text:span text:style-name="T1">prevNode</text:span></text:span> pointers to traverse the list.</text:p>
        </text:list-item>
        <text:list-item>
          <text:p text:style-name="P13"><text:span text:style-name="Source_20_Text"><text:span text:style-name="T1">delete</text:span></text:span>: deletes a node with a specified key. This method finds the target node using the <text:span text:style-name="Source_20_Text"><text:span text:style-name="T1">grab</text:span></text:span> method and updates the <text:span text:style-name="Source_20_Text"><text:span text:style-name="T1">nextNode</text:span></text:span> and <text:span text:style-name="Source_20_Text"><text:span text:style-name="T1">prevNode</text:span></text:span> attributes of the surrounding nodes to point to each other, effectively removing the target node from the list.</text:p>
        </text:list-item>
      </text:list>
      <text:p text:style-name="P1"><text:soft-page-break/>The code also includes example usage of the <text:span text:style-name="Source_20_Text"><text:span text:style-name="T1">DoubleLinkedList</text:span></text:span> class, creating a list, inserting nodes, deleting nodes, and printing the list in forward and reverse order.</text:p>
      <text:p text:style-name="Subtitle">Practical No 5</text:p>
      <text:p text:style-name="P1">This code implements a basic stack data structure in Python. A stack is a Last-In-First-Out (LIFO) data structure, meaning the last element added is the first one to be removed.</text:p>
      <text:p text:style-name="P1">The <text:span text:style-name="Source_20_Text"><text:span text:style-name="T1">Stack</text:span></text:span> class has methods to:</text:p>
      <text:list text:style-name="L7">
        <text:list-item>
          <text:p text:style-name="P14"><text:span text:style-name="Source_20_Text"><text:span text:style-name="T1">push</text:span></text:span>: add an element to the top of the stack</text:p>
        </text:list-item>
        <text:list-item>
          <text:p text:style-name="P14"><text:span text:style-name="Source_20_Text"><text:span text:style-name="T1">pop</text:span></text:span>: remove the top element from the stack</text:p>
        </text:list-item>
        <text:list-item>
          <text:p text:style-name="P14"><text:span text:style-name="Source_20_Text"><text:span text:style-name="T1">isEmpty</text:span></text:span>: check if the stack is empty by comparing the length of the stack to 0</text:p>
        </text:list-item>
        <text:list-item>
          <text:p text:style-name="P14"><text:span text:style-name="Source_20_Text"><text:span text:style-name="T1">length</text:span></text:span>: get the number of elements in the stack</text:p>
        </text:list-item>
        <text:list-item>
          <text:p text:style-name="P15"><text:span text:style-name="Source_20_Text"><text:span text:style-name="T1">print</text:span></text:span>: print the current state of the stack, which is a list of all elements in the order they were added</text:p>
        </text:list-item>
      </text:list>
      <text:p text:style-name="P1">The code creates a <text:span text:style-name="Source_20_Text"><text:span text:style-name="T1">Stack</text:span></text:span> object, adds elements to it using the <text:span text:style-name="Source_20_Text"><text:span text:style-name="T1">push</text:span></text:span> method, prints the stack to show its current state, removes elements using the <text:span text:style-name="Source_20_Text"><text:span text:style-name="T1">pop</text:span></text:span> method, and then checks if the stack is empty and gets its length using the <text:span text:style-name="Source_20_Text"><text:span text:style-name="T1">isEmpty</text:span></text:span> and <text:span text:style-name="Source_20_Text"><text:span text:style-name="T1">length</text:span></text:span> methods, respectively.</text:p>
      <text:p text:style-name="Text_20_body"/>
      <text:p text:style-name="Subtitle">Practical No 6</text:p>
      <text:p text:style-name="P1">This code implements a basic Queue data structure in Python. A queue is a First-In-First-Out (FIFO) data structure, meaning the first element added will be the first one removed.</text:p>
      <text:p text:style-name="P1">Here's a breakdown of the code:</text:p>
      <text:list text:style-name="L8">
        <text:list-item>
          <text:p text:style-name="P16">The <text:span text:style-name="Source_20_Text"><text:span text:style-name="T1">Queue</text:span></text:span> class has methods to:</text:p>
          <text:list>
            <text:list-item>
              <text:p text:style-name="P16"><text:span text:style-name="Source_20_Text"><text:span text:style-name="T1">enque(data)</text:span></text:span>: add an element to the end of the queue</text:p>
            </text:list-item>
            <text:list-item>
              <text:p text:style-name="P16"><text:span text:style-name="Source_20_Text"><text:span text:style-name="T1">deque()</text:span></text:span>: remove an element from the front of the queue</text:p>
            </text:list-item>
            <text:list-item>
              <text:p text:style-name="P16"><text:span text:style-name="Source_20_Text"><text:span text:style-name="T1">isEmpty()</text:span></text:span>: check if the queue is empty</text:p>
            </text:list-item>
            <text:list-item>
              <text:p text:style-name="P16"><text:span text:style-name="Source_20_Text"><text:span text:style-name="T1">length()</text:span></text:span>: return the number of elements in the queue</text:p>
            </text:list-item>
            <text:list-item>
              <text:p text:style-name="P16"><text:span text:style-name="Source_20_Text"><text:span text:style-name="T1">print()</text:span></text:span>: print the current state of the queue</text:p>
            </text:list-item>
          </text:list>
        </text:list-item>
        <text:list-item>
          <text:p text:style-name="P16">The code creates a <text:span text:style-name="Source_20_Text"><text:span text:style-name="T1">Queue</text:span></text:span> object and demonstrates its usage by:</text:p>
          <text:list>
            <text:list-item>
              <text:p text:style-name="P16">Adding elements to the queue using <text:span text:style-name="Source_20_Text"><text:span text:style-name="T1">enque()</text:span></text:span></text:p>
            </text:list-item>
            <text:list-item>
              <text:p text:style-name="P16">Removing elements from the queue using <text:span text:style-name="Source_20_Text"><text:span text:style-name="T1">deque()</text:span></text:span></text:p>
            </text:list-item>
            <text:list-item>
              <text:p text:style-name="P16">Checking if the queue is empty using <text:span text:style-name="Source_20_Text"><text:span text:style-name="T1">isEmpty()</text:span></text:span></text:p>
            </text:list-item>
            <text:list-item>
              <text:p text:style-name="P17">Printing the length of the queue using <text:span text:style-name="Source_20_Text"><text:span text:style-name="T1">length()</text:span></text:span></text:p>
            </text:list-item>
          </text:list>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2T17:15:57.671000000</meta:creation-date>
    <dc:date>2025-03-03T23:26:14.816000000</dc:date>
    <meta:editing-duration>PT8M37S</meta:editing-duration>
    <meta:editing-cycles>2</meta:editing-cycles>
    <meta:generator>LibreOffice/24.2.5.2$Windows_X86_64 LibreOffice_project/bffef4ea93e59bebbeaf7f431bb02b1a39ee8a59</meta:generator>
    <meta:document-statistic meta:table-count="0" meta:image-count="0" meta:object-count="0" meta:page-count="4" meta:paragraph-count="85" meta:word-count="1531" meta:character-count="8782" meta:non-whitespace-character-count="7385"/>
  </office:meta>
</office:document-meta>
</file>